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169cm" fo:min-width="1.1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fill="none" fo:min-height="0.889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0.094cm" svg:height="18.712cm" svg:x="0.393cm" svg:y="5.466cm" svg:viewBox="0 0 20095 18713" svg:d="M302 56c-138 64-235 173-277 324-23 73-29 2039-23 6242l9 6133 88 112c50 59 136 132 191 162 98 53 283 56 4884 56h4783v574 575h-3101c-2956 0-3109 3-3224 56-138 65-235 174-279 324-21 71-27 713-21 1939l9 1830 88 112c50 59 136 133 192 162 97 53 321 56 6360 56 5563 0 6268-5 6362-44 142-59 209-121 277-256 53-103 56-201 56-1930 0-1704-6-1831-56-1940-65-141-129-203-277-265-94-38-483-44-3203-44h-3094v-575-574h4803c4258 0 4818-6 4913-44 141-59 209-121 277-257 52-106 56-283 56-6226 0-5438-6-6131-45-6225-62-148-123-213-265-277-115-53-465-56-9739-56-9305 0-9626 3-9744 56zM19782 156c62 35 139 112 168 168 53 97 56 318 56 6219 0 5764-3 6120-53 6215-26 56-88 129-133 162l-82 62-4848 8-4844 6v-250-251h353c387 0 484-26 572-159 41-65 47-180 47-846 0-671-6-780-50-854-65-109-203-174-377-174h-139l18-97c24-127 103-230 227-292 91-50 242-53 1848-53 1945 0 1868 9 2039-200 47-56 94-153 103-218l21-113h350c383 0 481-26 569-159 41-64 47-179 47-845 0-672-6-781-50-855-65-109-203-174-377-174h-139l18-97c24-127 103-230 227-292 88-47 206-53 1082-53 1096 0 1108-3 1273-200 47-56 94-153 103-218l20-112h336c454 0 598-62 722-301 50-100 56-183 56-913 0-716-6-816-56-923-29-65-82-144-118-174-59-52-61-82-61-534v-480l-118-106c-65-59-136-106-157-106-20 0-52-59-73-133-48-177-227-357-404-404-118-32-132-44-132-118 0-47 17-109 35-141 29-44 29-65 0-95-24-23-35-155-35-421v-383l397-398c354-353 448-471 378-471-12 0-198 177-413 389l-392 392-407-407c-221-221-415-404-427-404-71 0 26 121 392 486l413 413v377c0 245-12 395-36 433-29 45-29 65 0 95 18 17 36 76 36 126 0 83-12 95-133 127-177 47-357 227-404 404-29 109-47 133-103 133-38 0-121 47-186 106l-117 106v495c0 452-6 496-59 546-136 124-151 242-142 1126l9 828 88 112c154 188 245 218 660 218h366l-21 94c-23 130-103 233-226 295-89 47-207 53-1082 53-1097 0-1108 3-1273 200-47 56-94 153-103 218l-21 112h-144-145v-486-486h339c457 0 601-59 725-301 50-100 56-183 56-913 0-716-6-816-56-923-29-65-83-144-118-174-59-52-62-82-62-534v-480l-117-106c-65-59-136-106-157-106s-53-59-73-133c-48-177-227-357-404-404-124-32-133-41-133-132 0-54 18-124 36-157 29-44 29-65 0-94-24-23-36-156-36-421v-383l398-398c354-354 448-472 377-472-12 0-197 177-412 389l-392 392-392-392c-348-347-463-439-463-365 0 12 186 206 413 433l412 413v383c0 265-12 398-35 421-30 29-30 50 0 94 18 33 35 103 35 157 0 91-8 100-132 132-177 47-357 227-404 404-29 109-47 133-103 133-39 0-121 47-186 106l-118 106v495c0 452-6 496-58 546-136 124-151 242-142 1126l9 828 88 112c154 188 245 218 654 218h363v486 486h-174-174l-21-112c-8-65-56-162-103-218-162-197-179-200-1243-200-849 0-964-6-1052-53-121-59-204-165-227-292l-18-91 398-12c392-9 401-9 510-97 215-177 218-195 218-1105 0-722-6-822-56-929-30-65-83-144-118-174-59-52-62-82-62-534v-480l-118-106c-65-59-135-106-156-106s-53-59-74-133c-47-177-227-357-403-404-118-32-133-44-133-118 0-47 18-109 35-141 30-44 30-65 0-95-23-23-35-155-35-421v-383l398-398c354-353 448-471 377-471-12 0-197 177-413 389l-392 392-406-407c-221-221-415-404-427-404-71 0 26 121 391 486l413 413v377c0 245-12 395-35 433-30 45-30 65 0 95 18 17 35 76 35 126 0 83-12 95-132 127-177 47-357 227-404 404-30 109-47 133-103 133-39 0-121 47-186 106l-118 106v495c0 452-6 496-59 546-136 124-150 242-141 1126l9 828 88 112c153 188 245 218 651 218h360l20 112c9 65 56 162 103 218 163 197 180 200 1244 200 849 0 964 6 1052 53 124 62 203 165 227 292l18 97h-142c-171 0-312 77-380 204-35 73-44 218-44 813 0 1011 3 1016 622 1016h356l-18 95c-23 129-103 233-226 295-92 50-242 52-1848 52-1945 0-1868-8-2039 201-48 56-94 153-103 218l-21 112h-362-364l-20-112c-9-65-57-162-104-218-171-209-94-201-2024-201-1591 0-1742-2-1833-52-124-62-204-166-227-295l-18-95h357c389 0 486-26 574-159 42-64 48-179 48-845 0-672-6-781-50-855-65-109-204-174-378-174h-138l17-97c24-127 103-230 227-292 89-47 207-53 1082-53 1096 0 1108-3 1273-200 47-56 94-153 103-218l21-112h336c453 0 598-62 722-301 51-100 57-183 57-913 0-716-6-816-57-923-30-65-83-144-118-174-59-52-62-82-62-534v-480l-118-106c-65-59-136-106-156-106-21 0-53-59-74-133-47-177-227-357-403-404-124-32-133-41-133-132 0-54 18-124 35-157 30-44 30-65 0-94-23-23-35-156-35-421v-383l397-398c354-354 449-472 378-472-12 0-198 177-413 389l-392 392-392-392c-347-347-462-439-462-365 0 12 185 206 412 433l413 413v377c0 244-12 395-36 433-29 44-29 65 0 94 18 18 36 83 36 142 0 100-6 106-133 141-176 47-356 227-404 404-29 109-47 133-103 133-38 0-120 47-185 106l-118 106v495c0 452-6 496-59 546-136 124-150 242-141 1126l8 828 89 112c153 188 244 218 660 218h365l-20 94c-24 130-104 233-227 295-89 47-207 53-1082 53-1096 0-1108 3-1273 200-47 56-94 153-103 218l-21 112h-144-144v-486-486h338c457 0 601-59 725-301 50-100 56-183 56-913 0-716-6-816-56-923-29-65-82-144-118-174-58-52-61-82-61-534v-480l-118-106c-65-59-136-106-156-106-21 0-53-59-74-133-47-177-227-357-404-404-118-32-132-44-132-118 0-47 17-109 35-141 30-44 30-65 0-95-24-23-35-155-35-421v-383l397-398c354-353 448-471 378-471-12 0-198 177-413 389l-392 392-407-407c-221-221-415-404-427-404-70 0 27 121 392 486l413 413v377c0 245-12 395-36 433-29 45-29 65 0 95 18 17 36 76 36 126 0 83-12 95-133 127-177 47-357 227-404 404-29 109-47 133-103 133-38 0-120 47-185 106l-118 106v495c0 452-6 496-59 546-136 124-150 242-142 1126l9 828 88 112c154 188 245 218 655 218h362v486 486h-174-174l-20-112c-9-65-56-162-103-218-162-197-180-200-1244-200-849 0-964-6-1052-53-121-59-203-165-227-292l-18-91 398-12c392-9 401-9 510-97 215-177 218-195 218-1105 0-722-6-822-56-929-29-65-82-144-118-174-59-52-61-82-61-534v-480l-118-106c-65-59-136-106-157-106-20 0-52-59-73-133-48-177-227-357-404-404-124-32-133-41-133-132 0-54 18-124 36-157 29-44 29-65 0-94-24-23-36-156-36-421v-383l398-398c354-354 448-472 378-472-12 0-198 177-413 389l-392 392-392-392c-348-347-463-439-463-365 0 12 186 206 413 433l413 413v377c0 244-12 395-36 433-29 44-29 65 0 94 18 18 36 83 36 142 0 100-6 106-133 141-177 47-357 227-404 404-29 109-47 133-103 133-38 0-121 47-186 106l-117 106v495c0 452-6 496-59 546-136 124-151 242-142 1126l9 828 88 112c154 188 245 218 651 218h360l21 112c9 65 56 162 103 218 162 197 180 200 1243 200 849 0 964 6 1053 53 123 62 203 165 226 292l21 97h-144c-171 0-313 77-381 204-35 73-44 218-44 813 0 1011 3 1016 616 1016h351l20 113c9 65 56 162 104 218 170 209 94 200 2024 200 1591 0 1742 3 1833 53 124 62 204 165 227 292l18 97h-136c-171 0-297 62-371 186-53 85-59 153-59 825 0 1016 3 1022 619 1022h354v251 250h-4766c-4482 0-4774-3-4868-53-56-26-130-88-162-132l-62-83v-6179-6181l65-91c35-50 109-112 162-139 88-44 917-50 9720-50h9621zM2383 2077c0 24-27 44-59 44-33 0-59-20-59-44 0-23 26-44 59-44 32 0 59 21 59 44zM8571 2077c0 24-26 44-59 44-32 0-59-20-59-44 0-23 27-44 59-44 33 0 59 21 59 44zM14761 2077c0 24-27 44-59 44-33 0-59-20-59-44 0-23 26-44 59-44 32 0 59 21 59 44zM5477 2107c0 23-26 44-59 44-32 0-59-21-59-44 0-24 27-45 59-45 33 0 59 21 59 45zM11666 2107c0 23-26 44-59 44-32 0-58-21-58-44 0-24 26-45 58-45 33 0 59 21 59 45zM17855 2107c0 23-27 44-59 44-33 0-59-21-59-44 0-24 26-45 59-45 32 0 59 21 59 45zM2539 2493c133 68 194 129 259 253 174 339-88 760-474 760s-649-421-475-760c133-262 446-377 690-253zM5633 2493c133 68 195 129 260 253 173 339-89 760-475 760s-648-421-474-760c132-262 445-377 689-253zM8727 2493c133 68 195 129 260 253 174 339-89 760-475 760s-648-421-474-760c132-262 445-377 689-253zM11823 2493c132 68 194 129 259 253 174 339-89 760-475 760-385 0-648-421-474-760 133-262 445-377 690-253zM14917 2493c133 68 194 129 259 253 174 339-88 760-474 760s-649-421-475-760c133-262 445-377 690-253zM18011 2493c133 68 194 129 259 253 174 339-88 760-474 760s-649-421-475-760c133-262 446-377 690-253zM1746 3106c48 241 319 459 578 459s530-218 577-459c10-56 30-101 45-101 11 0 70 42 129 92l104 91v454 452l-86-30c-100-35-1556-23-1630 15-50 24-53-9-53-434v-457l104-91c141-121 209-121 232 9zM4841 3106c47 241 318 459 577 459s531-218 578-459c9-56 29-101 44-101 12 0 71 42 129 92l104 91v454 452l-86-30c-100-35-1556-23-1629 15-50 24-53-9-53-434v-457l103-91c141-121 209-121 233 9zM7935 3106c47 241 318 459 577 459 260 0 531-218 578-459 9-56 29-101 44-101 12 0 71 42 130 92l103 91v454 452l-86-30c-100-35-1555-23-1629 15-50 24-53-9-53-434v-457l103-91c141-121 209-121 233 9zM11030 3106c47 241 318 459 577 459 260 0 531-218 578-459 9-56 30-101 44-101 12 0 71 42 130 92l103 91v454 452l-85-30c-101-35-1556-23-1630 15-50 24-53-9-53-434v-457l103-91c142-121 209-121 233 9zM14124 3106c47 241 318 459 578 459 259 0 530-218 577-459 9-56 30-101 45-101 11 0 70 42 129 92l103 91v454 452l-85-30c-100-35-1556-23-1630 15-50 24-53-9-53-434v-457l103-91c142-121 210-121 233 9zM17218 3106c48 241 319 459 578 459s530-218 577-459c10-56 30-101 45-101 11 0 70 42 129 92l104 91v454 452l-86-30c-100-35-1556-23-1630 15-50 24-52-9-52-434v-457l103-91c141-121 209-121 232 9zM3161 4194c215 124 224 165 224 1067 0 875-9 928-186 1058-79 59-121 62-890 62-1140 0-1081 64-1070-1150 12-1158-41-1105 1070-1105 707 0 740 3 852 68zM6255 4194c215 124 224 165 224 1067 0 875-9 928-186 1058-79 59-120 62-890 62-1140 0-1081 64-1069-1150 12-1158-42-1105 1069-1105 708 0 740 3 852 68zM9349 4194c215 124 224 165 224 1067 0 875-9 928-185 1058-80 59-121 62-891 62-1140 0-1081 64-1069-1150 12-1158-41-1105 1069-1105 708 0 740 3 852 68zM12445 4194c214 124 223 165 223 1067 0 875-9 928-185 1058-80 59-121 62-890 62-1141 0-1082 64-1070-1150 12-1158-41-1105 1070-1105 707 0 739 3 852 68zM15539 4194c215 124 223 165 223 1067 0 875-8 928-185 1058-79 59-121 62-890 62-1140 0-1081 64-1070-1150 12-1158-41-1105 1070-1105 707 0 740 3 852 68zM18633 4194c215 124 224 165 224 1067 0 875-9 928-186 1058-79 59-121 62-890 62-1140 0-1081 64-1070-1150 12-1158-41-1105 1070-1105 707 0 740 3 852 68zM6211 7621l91 77v775 772l-76 80-80 76h-763-766l-86-85-85-86v-751-752l91-91 92-91h745 745zM15494 7621l92 77v775 772l-77 80-80 76h-763-766l-85-85-86-86v-751-752l92-91 91-91h746 745zM10838 10627l92 77v775 772l-77 79-79 77h-764-767l-85-85-86-86v-751-752l91-91 92-91h747 745zM16364 14390c62 36 138 112 171 168 50 98 53 195 47 1951-9 1815-9 1848-71 1930-32 45-106 106-162 133-94 50-457 53-6347 53-5892 0-6255-3-6349-53-56-27-130-88-162-133-62-82-62-109-62-1960v-1877l65-91c144-203-410-188 6508-188h6247z">
          <text:p/>
        </draw:path>
        <draw:path draw:style-name="gr1" draw:text-style-name="P1" draw:layer="layout" svg:width="0.5cm" svg:height="0.708cm" svg:x="2.686cm" svg:y="7.999cm" svg:viewBox="0 0 501 709" svg:d="M0 30c0 15 41 30 89 30 265 0 436 298 309 543-50 97-53 106-18 106 42 0 121-191 121-286 0-117-91-277-206-357-97-65-295-92-295-36z">
          <text:p/>
        </draw:path>
        <draw:path draw:style-name="gr1" draw:text-style-name="P1" draw:layer="layout" svg:width="0.174cm" svg:height="0.175cm" svg:x="2.927cm" svg:y="8.645cm" svg:viewBox="0 0 175 176" svg:d="M12 80c-27 98-12 113 85 80l78-24-71-68-75-68z">
          <text:p/>
        </draw:path>
        <draw:path draw:style-name="gr1" draw:text-style-name="P1" draw:layer="layout" svg:width="0.501cm" svg:height="0.708cm" svg:x="5.78cm" svg:y="7.999cm" svg:viewBox="0 0 502 709" svg:d="M0 30c0 15 41 30 88 30 265 0 437 298 309 543-50 97-53 106-17 106 41 0 122-191 122-286 0-117-93-277-208-357-97-65-294-92-294-36z">
          <text:p/>
        </draw:path>
        <draw:path draw:style-name="gr1" draw:text-style-name="P1" draw:layer="layout" svg:width="0.173cm" svg:height="0.175cm" svg:x="6.022cm" svg:y="8.645cm" svg:viewBox="0 0 174 176" svg:d="M11 80c-26 98-12 113 85 80l78-24-72-68-73-68z">
          <text:p/>
        </draw:path>
        <draw:path draw:style-name="gr1" draw:text-style-name="P1" draw:layer="layout" svg:width="0.501cm" svg:height="0.708cm" svg:x="8.874cm" svg:y="7.999cm" svg:viewBox="0 0 502 709" svg:d="M0 30c0 15 41 30 88 30 265 0 438 298 311 543-52 97-54 106-18 106 41 0 121-191 121-286 0-117-91-277-207-357-98-65-295-92-295-36z">
          <text:p/>
        </draw:path>
        <draw:path draw:style-name="gr1" draw:text-style-name="P1" draw:layer="layout" svg:width="0.173cm" svg:height="0.175cm" svg:x="9.116cm" svg:y="8.645cm" svg:viewBox="0 0 174 176" svg:d="M11 80c-26 98-11 113 86 80l77-24-71-68-74-68z">
          <text:p/>
        </draw:path>
        <draw:path draw:style-name="gr1" draw:text-style-name="P1" draw:layer="layout" svg:width="0.501cm" svg:height="0.708cm" svg:x="11.968cm" svg:y="7.999cm" svg:viewBox="0 0 502 709" svg:d="M0 30c0 15 41 30 88 30 267 0 438 298 311 543-50 97-53 106-18 106 41 0 121-191 121-286 0-117-91-277-206-357-99-65-296-92-296-36z">
          <text:p/>
        </draw:path>
        <draw:path draw:style-name="gr1" draw:text-style-name="P1" draw:layer="layout" svg:width="0.174cm" svg:height="0.175cm" svg:x="12.21cm" svg:y="8.645cm" svg:viewBox="0 0 175 176" svg:d="M12 80c-27 98-11 113 86 80l77-24-71-68-74-68z">
          <text:p/>
        </draw:path>
        <draw:path draw:style-name="gr1" draw:text-style-name="P1" draw:layer="layout" svg:width="0.501cm" svg:height="0.708cm" svg:x="15.062cm" svg:y="7.999cm" svg:viewBox="0 0 502 709" svg:d="M0 30c0 15 42 30 89 30 266 0 437 298 310 543-50 97-53 106-18 106 42 0 121-191 121-286 0-117-91-277-206-357-97-65-296-92-296-36z">
          <text:p/>
        </draw:path>
        <draw:path draw:style-name="gr1" draw:text-style-name="P1" draw:layer="layout" svg:width="0.174cm" svg:height="0.175cm" svg:x="15.304cm" svg:y="8.645cm" svg:viewBox="0 0 175 176" svg:d="M13 80c-28 98-13 113 85 80l77-24-71-68-74-68z">
          <text:p/>
        </draw:path>
        <draw:path draw:style-name="gr1" draw:text-style-name="P1" draw:layer="layout" svg:width="0.501cm" svg:height="0.708cm" svg:x="18.157cm" svg:y="7.999cm" svg:viewBox="0 0 502 709" svg:d="M0 30c0 15 41 30 88 30 266 0 437 298 310 543-50 97-53 106-17 106 41 0 121-191 121-286 0-117-92-277-207-357-97-65-295-92-295-36z">
          <text:p/>
        </draw:path>
        <draw:path draw:style-name="gr1" draw:text-style-name="P1" draw:layer="layout" svg:width="0.174cm" svg:height="0.175cm" svg:x="18.398cm" svg:y="8.645cm" svg:viewBox="0 0 175 176" svg:d="M12 80c-27 98-12 113 86 80l77-24-71-68-73-68z">
          <text:p/>
        </draw:path>
        <draw:path draw:style-name="gr1" draw:text-style-name="P1" draw:layer="layout" svg:width="4.181cm" svg:height="3.418cm" svg:x="5.078cm" svg:y="20.23cm" svg:viewBox="0 0 4182 3419" svg:d="M303 56c-139 64-236 173-280 323-21 71-27 552-21 1409l9 1301 88 112c189 230 89 218 1970 218 1438 0 1689-6 1780-44 142-59 209-121 277-257 53-103 56-191 56-1394 0-1088-6-1300-44-1391-62-148-124-213-266-277-109-50-229-56-1782-56-1560 0-1675 6-1787 56zM3870 156c230 129 226 100 218 1588-9 1280-12 1318-71 1401-139 191-91 185-1927 185-1837 0-1790 6-1928-185-63-83-63-115-63-1431 0-1343 0-1346 65-1438 139-191 86-188 1926-188h1665z">
          <text:p/>
        </draw:path>
        <draw:path draw:style-name="gr1" draw:text-style-name="P1" draw:layer="layout" svg:width="4.18cm" svg:height="3.418cm" svg:x="11.532cm" svg:y="20.23cm" svg:viewBox="0 0 4181 3419" svg:d="M302 56c-138 64-235 173-279 323-21 71-27 552-21 1409l9 1301 88 112c189 230 89 218 1969 218 1439 0 1689-6 1780-44 142-59 210-121 278-257 53-103 55-191 55-1394 0-1088-5-1300-44-1391-61-148-123-213-265-277-109-50-230-56-1784-56-1558 0-1673 6-1786 56zM1970 483v395l-121 421c-118 24 0-24 0 0 0 20-68 98-127 127-62 32 132-29 127 0-6 29-231-12-254 0-24 11 127-23 127 0 0 21 144-8 127 0-27 9-659 68-659 298 0 229 11 324 38 333 17 6 35 30 35 54 0 23 18 50 42 58 23 9 50 48 59 86 8 38 61 88 120 115 56 26 103 62 103 76 0 18 27 30 56 30 33 0 62 18 68 35 9 27 103 38 333 38s321-11 330-38c9-17 33-35 56-35 24 0 41-12 41-24 0-14 54-47 118-76 77-33 124-77 136-121 9-38 35-77 59-86 23-8 41-35 41-58 0-24 18-48 38-54 24-9-379-529-379-758 0-230 151 9 127 0-20-8-127-233-127-254 0-23-104 11-127 0-24-12-121 32-127 0-9-32 74 289 0 254-68-32-254 17-254 0 0-35 283-415 177-415-68 0-94-145-94-534v-262h849c823 0 849 3 961 68 230 129 227 100 218 1588-9 1280-11 1318-70 1401-139 191-92 185-1929 185-1836 0-1788 6-1927-185-62-83-62-115-62-1431 0-1771-100-1623 1099-1626h772zM2265 984c0 23 36 50 83 62 129 32 271 106 271 144 0 18 26 56 59 86 32 26 59 70 59 97 0 23 20 68 47 91 38 38 44 97 35 280-6 127-24 242-41 254-18 12-41 50-53 89-35 109-204 262-336 300-68 21-124 51-124 65 0 12-91 24-206 24-112 0-207-12-207-24s-61-41-138-62c-147-44-312-188-350-303-12-39-36-77-54-89-17-12-35-127-41-254-9-183 287-280 326-318 26-23 0 23 0 0 0-27-32-101 0-127 33-30 127 18 127 0 0-41-173-191-8-241 77-21 138-57 138-77 0-27 59-38 207-38 156 0 206 8 206 41z">
          <text:p/>
        </draw:path>
        <draw:frame draw:style-name="gr2" draw:text-style-name="P2" draw:layer="layout" svg:width="0.002cm" svg:height="0.937cm" svg:x="5.761cm" svg:y="21.362cm">
          <draw:text-box>
            <text:p/>
          </draw:text-box>
        </draw:frame>
        <draw:frame draw:style-name="gr2" draw:text-style-name="P2" draw:layer="layout" svg:width="2.754cm" svg:height="0.784cm" svg:x="5.761cm" svg:y="21.38cm">
          <draw:text-box>
            <text:p>Receptor</text:p>
          </draw:text-box>
        </draw:frame>
        <draw:custom-shape draw:style-name="gr3" draw:text-style-name="P3" xml:id="id1" draw:id="id1" draw:layer="layout" svg:width="1.651cm" svg:height="1.651cm" svg:x="12.746cm" svg:y="21.1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505cm" svg:height="0.937cm" svg:x="9.952cm" svg:y="16.703cm">
          <draw:text-box>
            <text:p/>
          </draw:text-box>
        </draw:frame>
        <draw:connector draw:style-name="gr5" draw:text-style-name="P4" draw:layer="layout" draw:type="curve" svg:x1="14.397cm" svg:y1="21.973cm" svg:x2="14.397cm" svg:y2="21.973cm" draw:start-shape="id1" draw:end-shape="id1" svg:d="M14397 21973z" svg:viewBox="0 0 1 1">
          <text:p/>
        </draw:connector>
        <draw:frame draw:style-name="gr6" draw:text-style-name="P5" draw:layer="layout" svg:width="1.905cm" svg:height="0.889cm" svg:x="8.047cm" svg:y="10.257cm">
          <draw:text-box>
            <text:p>TRM</text:p>
          </draw:text-box>
        </draw:frame>
        <draw:frame draw:style-name="gr6" draw:text-style-name="P5" draw:layer="layout" svg:width="1.905cm" svg:height="0.889cm" svg:x="11.095cm" svg:y="10.226cm">
          <draw:text-box>
            <text:p>TRM</text:p>
          </draw:text-box>
        </draw:frame>
        <draw:frame draw:style-name="gr6" draw:text-style-name="P5" draw:layer="layout" svg:width="1.905cm" svg:height="0.889cm" svg:x="4.999cm" svg:y="10.226cm">
          <draw:text-box>
            <text:p>TRM</text:p>
          </draw:text-box>
        </draw:frame>
        <draw:frame draw:style-name="gr6" draw:text-style-name="P5" draw:layer="layout" svg:width="1.905cm" svg:height="0.889cm" svg:x="1.824cm" svg:y="10.226cm">
          <draw:text-box>
            <text:p>TRM</text:p>
          </draw:text-box>
        </draw:frame>
        <draw:frame draw:style-name="gr6" draw:text-style-name="P5" draw:layer="layout" svg:width="1.905cm" svg:height="0.889cm" svg:x="14.247cm" svg:y="10.226cm">
          <draw:text-box>
            <text:p>TRM</text:p>
          </draw:text-box>
        </draw:frame>
        <draw:frame draw:style-name="gr6" draw:text-style-name="P5" draw:layer="layout" svg:width="1.905cm" svg:height="0.889cm" svg:x="17.318cm" svg:y="10.226cm">
          <draw:text-box>
            <text:p>TRM</text:p>
          </draw:text-box>
        </draw:frame>
        <draw:frame draw:style-name="gr6" draw:text-style-name="P5" draw:layer="layout" svg:width="1.524cm" svg:height="0.889cm" svg:x="14.397cm" svg:y="13.528cm">
          <draw:text-box>
            <text:p>PSC</text:p>
          </draw:text-box>
        </draw:frame>
        <draw:frame draw:style-name="gr6" draw:text-style-name="P5" draw:layer="layout" svg:width="1.524cm" svg:height="0.889cm" svg:x="5.126cm" svg:y="13.528cm">
          <draw:text-box>
            <text:p>PSC</text:p>
          </draw:text-box>
        </draw:frame>
        <draw:frame draw:style-name="gr6" draw:text-style-name="P5" draw:layer="layout" svg:width="1.524cm" svg:height="0.889cm" svg:x="9.698cm" svg:y="16.449cm">
          <draw:text-box>
            <text:p>PSC</text:p>
          </draw:text-box>
        </draw:frame>
        <draw:connector draw:style-name="gr5" draw:text-style-name="P4" draw:layer="layout" draw:type="curve" svg:x1="14.397cm" svg:y1="21.973cm" svg:x2="14.397cm" svg:y2="21.973cm" draw:start-shape="id1" draw:end-shape="id1" svg:d="M14397 21973z" svg:viewBox="0 0 1 1">
          <text:p/>
        </draw:connector>
        <draw:connector draw:style-name="gr5" draw:text-style-name="P4" draw:layer="layout" draw:type="curve" svg:x1="11.603cm" svg:y1="26.835cm" svg:x2="11.603cm" svg:y2="26.835cm" svg:d="M11603 26835z" svg:viewBox="0 0 1 1">
          <text:p/>
        </draw:connector>
        <draw:connector draw:style-name="gr5" draw:text-style-name="P4" draw:layer="layout" draw:type="curve" svg:x1="11.603cm" svg:y1="26.835cm" svg:x2="11.603cm" svg:y2="26.835cm" svg:d="M11603 26835z" svg:viewBox="0 0 1 1">
          <text:p/>
        </draw:connector>
        <draw:connector draw:style-name="gr5" draw:text-style-name="P4" draw:layer="layout" draw:type="curve" svg:x1="11.603cm" svg:y1="26.835cm" svg:x2="11.603cm" svg:y2="26.835cm" svg:d="M11603 26835z" svg:viewBox="0 0 1 1">
          <text:p/>
        </draw:connector>
        <draw:g>
          <draw:ellipse draw:style-name="gr7" draw:text-style-name="P3" draw:layer="layout" svg:width="0.572cm" svg:height="0.665cm" svg:x="13.001cm" svg:y="21.656cm" draw:kind="arc" draw:start-angle="0.15" draw:end-angle="176.34">
            <text:p/>
          </draw:ellipse>
          <draw:ellipse draw:style-name="gr7" draw:text-style-name="P3" draw:layer="layout" svg:width="0.572cm" svg:height="0.664cm" draw:transform="skewX (0.00750491578357562) rotate (-3.09254890160875) translate (14.157cm 22.277cm)" draw:kind="arc" draw:start-angle="0.15" draw:end-angle="176.34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width="0.102cm" svg:stroke-color="#111111" draw:marker-start-width="0.356cm" draw:marker-end-width="0.356cm" draw:fill-color="#ffffff" draw:fill-image-width="0cm" draw:fill-image-height="0cm"/>
      <style:text-properties fo:font-size="20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4cm" fo:margin-bottom="1cm" fo:margin-left="0.3cm" fo:margin-right="0.3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4T00:19:47.926000221</dc:date>
    <meta:editing-duration>PT7M35S</meta:editing-duration>
    <meta:editing-cycles>2</meta:editing-cycles>
    <meta:generator>LibreOffice/5.1.4.2$Linux_X86_64 LibreOffice_project/10m0$Build-2</meta:generator>
    <meta:document-statistic meta:object-count="36"/>
  </office:meta>
</office:document-meta>
</file>